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image/png" manifest:full-path="Pictures/Pictures0.png"/>
  <manifest:file-entry manifest:media-type="image/png" manifest:full-path="Pictures/Pictures1.png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Bitstream Vera Sans" svg:font-family="Bitstream Vera Sans"/>
    <style:font-face style:name="Sans Serif" svg:font-family="Sans Serif"/>
  </office:font-face-decls>
  <office:automatic-styles>
    <style:style style:name="P3" style:parent-style-name="Standard" style:family="paragraph" style:master-page-name="Standard">
      <style:paragraph-properties fo:text-align="left" style:writing-mode="lr-tb"/>
      <style:text-properties/>
    </style:style>
    <style:style style:name="T2" style:family="text">
      <style:text-properties fo:color="#191919" fo:font-size="44pt" fo:font-weight="bold" fo:text-shadow="none" style:text-underline-style="solid" style:text-underline-type="single"/>
    </style:style>
    <style:style style:name="P4" style:parent-style-name="Standard" style:family="paragraph" style:master-page-name="Standard">
      <style:paragraph-properties style:writing-mode="lr-tb"/>
      <style:text-properties/>
    </style:style>
    <style:style style:name="T3" style:family="text">
      <style:text-properties fo:color="#191919" fo:font-size="27pt" fo:text-shadow="none"/>
    </style:style>
    <style:style style:name="P5" style:parent-style-name="Standard" style:family="paragraph">
      <style:paragraph-properties style:writing-mode="lr-tb"/>
      <style:text-properties fo:color="#191919" fo:font-size="27pt"/>
    </style:style>
    <style:style style:name="P6" style:parent-style-name="Standard" style:family="paragraph">
      <style:paragraph-properties style:writing-mode="lr-tb"/>
      <style:text-properties fo:font-size="10pt" style:font-name="Sans Serif"/>
    </style:style>
    <style:style style:name="T4" style:family="text">
      <style:text-properties fo:color="#191919" fo:font-size="27pt" fo:text-shadow="none" style:font-name="Bitstream Vera Sans"/>
    </style:style>
    <text:list-style style:name="L1">
      <text:list-level-style-bullet text:level="1" text:bullet-char="●" style:num-prefix="" style:num-suffix="">
        <style:list-level-properties fo:text-align="start"/>
      </text:list-level-style-bullet>
    </text:list-style>
    <style:style style:name="dp2" style:family="drawing-page">
      <style:drawing-page-properties presentation:background-objects-visible="true" presentation:background-visible="true" presentation:display-footer="false" presentation:display-header="false" presentation:transition-style="none"/>
    </style:style>
    <style:style style:name="gr1" style:family="graphic">
      <style:graphic-properties draw:fill="none" draw:move-protect="true" draw:size-protect="true" draw:stroke="none" draw:textarea-vertical-align="top"/>
    </style:style>
    <style:style style:name="gr2" style:family="graphic">
      <style:graphic-properties draw:fill="none" draw:stroke="none" draw:textarea-vertical-align="top"/>
    </style:style>
    <style:style style:name="gr3" style:family="graphic">
      <style:graphic-properties draw:fill="none" draw:stroke="none"/>
    </style:style>
  </office:automatic-styles>
  <office:body>
    <office:presentation>
      <draw:page draw:name="Title page 2" koffice:name="Title page 2" draw:id="page1" draw:master-page-name="Standard" draw:style-name="dp2">
        <draw:frame draw:style-name="gr1" draw:id="object2" svg:width="567.111pt" svg:height="57.8444pt" svg:x="104pt" svg:y="5.28441111111182pt" draw:name="slide title">
          <draw:text-box>
            <text:p text:style-name="P3"><text:span text:style-name="T2">Title page 2</text:span></text:p>
          </draw:text-box>
        </draw:frame>
        <draw:frame draw:style-name="gr2" draw:id="object3" svg:width="560.889pt" svg:height="354.829499999997pt" svg:x="42.8466000000001pt" svg:y="72.6111111111053pt" draw:name="main slide content">
          <draw:text-box>
            <text:p text:style-name="P4"><text:span text:style-name="T3">page 2 content!</text:span></text:p>
            <text:p text:style-name="P5"/>
            <text:numbered-paragraph text:level="1" text:start-value="1" text:style-name="L1">
              <text:number>*</text:number>
              <text:p text:style-name="P5">point</text:p>
            </text:numbered-paragraph>
            <text:numbered-paragraph text:level="1" text:style-name="L1">
              <text:number>*</text:number>
              <text:p text:style-name="P5">point</text:p>
            </text:numbered-paragraph>
            <text:numbered-paragraph text:level="1" text:style-name="L1">
              <text:number>*</text:number>
              <text:p text:style-name="P5">picture:</text:p>
            </text:numbered-paragraph>
            <text:p text:style-name="P5"><text:s/></text:p>
            <text:p text:style-name="P5"><text:s/></text:p>
            <text:p text:style-name="P5"><text:s/></text:p>
            <text:p text:style-name="P5"/>
            <text:p text:style-name="P6"/>
            <text:p text:style-name="P5"/>
          </draw:text-box>
        </draw:frame>
        <draw:frame draw:style-name="gr3" draw:id="object4" svg:width="74.999999999994pt" svg:height="22.4999999999982pt" svg:x="65.9999999999947pt" svg:y="243.749999999981pt" draw:name="Picture (2)">
          <draw:image xlink:type="simple" xlink:show="embed" xlink:actuate="onLoad" xlink:href="Pictures/Pictures0.png"/>
        </draw:frame>
        <presentation:notes>
          <draw:frame>
            <draw:text-box>
              <text:p>some notes from page2</text:p>
            </draw:text-box>
          </draw:frame>
        </presentation:notes>
      </draw:page>
      <draw:page draw:name="page2" koffice:name="" draw:id="page2" draw:master-page-name="Standard" draw:style-name="dp2">
        <draw:frame draw:style-name="gr1" draw:id="object5" svg:width="567.111pt" svg:height="57.8444pt" svg:x="104pt" svg:y="5.28441111111182pt" draw:name="slide title">
          <draw:text-box>
            <text:p text:style-name="P3"><text:span text:style-name="T2">Title page 1</text:span></text:p>
          </draw:text-box>
        </draw:frame>
        <draw:frame draw:style-name="gr2" draw:id="object6" svg:width="560.889pt" svg:height="354.829pt" svg:x="42.8466pt" svg:y="72.6111111111053pt" draw:name="main slide content">
          <draw:text-box>
            <text:p text:style-name="P4"><text:span text:style-name="T3">page 1 content!</text:span></text:p>
            <text:p text:style-name="P6"/>
            <text:numbered-paragraph text:level="1" text:start-value="1" text:style-name="L1">
              <text:number>*</text:number>
              <text:p text:style-name="P6"><text:span text:style-name="T4">point</text:span></text:p>
            </text:numbered-paragraph>
            <text:numbered-paragraph text:level="1" text:style-name="L1">
              <text:number>*</text:number>
              <text:p text:style-name="P6"><text:span text:style-name="T4">point</text:span></text:p>
            </text:numbered-paragraph>
            <text:numbered-paragraph text:level="1" text:style-name="L1">
              <text:number>*</text:number>
              <text:p text:style-name="P6"><text:span text:style-name="T4">picture:</text:span></text:p>
            </text:numbered-paragraph>
            <text:p text:style-name="P6"><text:span text:style-name="T4"><text:s/></text:span></text:p>
            <text:p text:style-name="P6"><text:span text:style-name="T4"><text:s/></text:span></text:p>
            <text:p text:style-name="P6"><text:span text:style-name="T4"><text:s/></text:span></text:p>
            <text:p text:style-name="P6"/>
            <text:p text:style-name="P6"/>
            <text:p text:style-name="P6"/>
          </draw:text-box>
        </draw:frame>
        <draw:frame draw:style-name="gr3" draw:id="object7" svg:width="75pt" svg:height="22.5pt" svg:x="66pt" svg:y="243.749999999981pt" draw:name="Picture (2)">
          <draw:image xlink:type="simple" xlink:show="embed" xlink:actuate="onLoad" xlink:href="Pictures/Pictures0.png"/>
        </draw:frame>
        <presentation:notes>
          <draw:frame>
            <draw:text-box>
              <text:p>some notes from page1</text:p>
            </draw:text-box>
          </draw:frame>
        </presentation:notes>
      </draw:page>
      <presentation:settings presentation:endless="false" presentation:show-end-of-presentation-slide="true" presentation:force-manual="true"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start" fo:text-indent="0pt">
        <style:tab-stops/>
      </style:paragraph-properties>
      <style:text-properties fo:background-color="transparent" fo:color="#000000" fo:country="US" fo:font-size="9pt" fo:font-style="normal" fo:font-variant="normal" fo:font-weight="normal" fo:hyphenate="false" fo:language="en" fo:text-shadow="none" fo:text-transform="none" style:font-name="Bitstream Vera Sans" style:text-line-through-style="none" style:text-line-through-type="none" style:text-position="0%" style:text-underline-color="font-color" style:text-underline-mode="continuous" style:text-underline-style="none" style:text-underline-type="none"/>
    </style:style>
    <draw:fill-image draw:name="picture1" xlink:actuate="onLoad" xlink:href="Pictures/Pictures1.png" xlink:show="embed" xlink:type="simple"/>
  </office:styles>
  <office:automatic-styles>
    <office:font-face-decls>
      <style:font-face style:name="Bitstream Vera Sans" svg:font-family="Bitstream Vera Sans"/>
      <style:font-face style:name="Sans Serif" svg:font-family="Sans Serif"/>
    </office:font-face-decls>
    <style:style style:name="P1" style:parent-style-name="Standard" style:family="paragraph" style:master-page-name="Standard">
      <style:paragraph-properties fo:text-align="right" style:writing-mode="lr-tb"/>
      <style:text-properties/>
    </style:style>
    <style:style style:name="T1" style:family="text">
      <style:text-properties fo:color="#191919" fo:font-size="30pt" fo:font-weight="bold" fo:text-shadow="none"/>
    </style:style>
    <style:style style:name="P2" style:parent-style-name="Standard" style:family="paragraph" style:master-page-name="Standard">
      <style:paragraph-properties style:writing-mode="lr-tb"/>
      <style:text-properties fo:font-size="10pt" style:font-name="Sans Serif"/>
    </style:style>
    <style:style style:name="dp1" style:family="drawing-page">
      <style:drawing-page-properties draw:fill="bitmap" draw:fill-image-name="picture1" style:repeat="stretch"/>
    </style:style>
    <style:page-layout style:name="pm1" style:page-usage="all">
      <style:page-layout-properties fo:margin-bottom="0pt" fo:margin-left="0pt" fo:margin-right="0pt" fo:margin-top="0pt" fo:page-height="510pt" fo:page-width="680pt" style:print-orientation="portrait"/>
    </style:page-layout>
    <style:style style:name="pr1" style:family="presentation">
      <style:graphic-properties draw:fill="none" draw:move-protect="true" draw:size-protect="true" draw:stroke="none" draw:textarea-vertical-align="top"/>
    </style:style>
  </office:automatic-styles>
  <office:master-styles>
    <style:master-page style:name="Standard" style:page-layout-name="pm1" draw:style-name="dp1">
      <draw:frame presentation:style-name="pr1" draw:id="object1" svg:width="620.667pt" svg:height="38.0778pt" svg:x="8pt" svg:y="468.444444444407pt" draw:name="date/event info">
        <draw:text-box>
          <text:p text:style-name="P1"><text:span text:style-name="T1">(date, event info)</text:span></text:p>
        </draw:text-box>
      </draw:frame>
      <style:header>
        <text:p text:style-name="P2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1</meta:generator>
    <meta:initial-creator>Danny Allen</meta:initial-creator>
    <meta:editing-cycles>6</meta:editing-cycles>
    <meta:creation-date>2005-11-05T23:44:17</meta:creation-date>
    <dc:date>2007-07-23T18:37:53</dc:date>
    <dc:creator>Danny Allen</dc:creator>
    <meta:user-defined meta:name="email">dannya40uk@yahoo.co.uk</meta:user-defined>
  </office:meta>
</office:document-meta>
</file>